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lerMethodArgumentResolverSupport.assertHasValues( ReactiveAdapter adapter , MethodParameter par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ndlerMethodArgumentResolverSupport.checkAnnotatedParamNoReactiveWrapper( MethodParameter parameter , Class &lt; A &gt; annotationType , BiPredicate &lt; A , Class &lt; ? &gt; &gt; typePredicat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HandlerMethodArgumentResolverSupport.buildReactiveWrapperException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ndlerMethodArgumentResolverSupport.HandlerMethodArgumentResolverSupport( ReactiveAdapterRegistry adapter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ndlerMethodArgumentResolverSupport.checkParameterType( MethodParameter parameter , Predicate &lt; Class &lt; ? &gt; &gt; predic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andlerMethodArgumentResolverSupport.getAdapter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MethodArgumentResolverSupport.checkParameterTypeNoReactiveWrapper( MethodParameter parameter , Predicate &lt; Class &lt; ? &gt; &gt; predica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